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weight="bold" style:font-name-asian="Calibri1" style:font-weight-asian="bold" style:font-name-complex="Calibri1"/>
    </style:style>
    <style:style style:name="P2" style:family="paragraph" style:parent-style-name="Standard">
      <style:paragraph-properties fo:margin-left="0cm" fo:margin-right="0cm" fo:text-align="justify" style:justify-single-word="false" fo:text-indent="1.27cm" style:auto-text-indent="false"/>
      <style:text-properties style:font-name="Calibri" style:font-name-asian="Calibri1" style:font-name-complex="Calibri1"/>
    </style:style>
    <style:style style:name="P3" style:family="paragraph" style:parent-style-name="Standard">
      <style:paragraph-properties fo:margin-left="0cm" fo:margin-right="0cm" fo:text-align="justify" style:justify-single-word="false" fo:text-indent="1.27cm" style:auto-text-indent="false"/>
    </style:style>
    <style:style style:name="P4" style:family="paragraph" style:parent-style-name="Standard" style:master-page-name="Standard">
      <style:paragraph-properties fo:text-align="start" style:justify-single-word="false" style:page-number="1"/>
      <style:text-properties style:font-name="Calibri" fo:font-weight="bold" style:font-name-asian="Calibri1" style:font-weight-asian="bold" style:font-name-complex="Calibri1"/>
    </style:style>
    <style:style style:name="P5" style:family="paragraph" style:parent-style-name="Standard">
      <style:paragraph-properties fo:text-align="center" style:justify-single-word="false"/>
      <style:text-properties style:font-name="Calibri" fo:font-weight="bold" style:font-name-asian="Calibri1" style:font-weight-asian="bold" style:font-name-complex="Calibri1"/>
    </style:style>
    <style:style style:name="P6" style:family="paragraph" style:parent-style-name="Standard">
      <style:paragraph-properties fo:margin-left="0cm" fo:margin-right="0cm" fo:text-align="justify" style:justify-single-word="false" fo:text-indent="1.27cm" style:auto-text-indent="false"/>
      <style:text-properties style:font-name="Calibri" style:font-name-asian="Calibri1" style:font-name-complex="Calibri1"/>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C’est le bazar…</text:p>
      <text:p text:style-name="P1"/>
      <text:p text:style-name="P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p>
      <text:p text:style-name="P3"><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text:s/>pour être sûr de trouver la bonne carte ! C’est une technique très utilisée en informatique. </text:span></text:p>
      <text:p text:style-name="P2"/>
      <text:p text:style-name="P5">C’est le bazar…</text:p>
      <text:p text:style-name="P1"/>
      <text:p text:style-name="P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p>
      <text:p text:style-name="P3"><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pour être sûr de trouver la bonne carte ! C’est une technique très utilisée en informatique. </text:span></text:p>
      <text:p text:style-name="P2"/>
      <text:p text:style-name="P5">C’est le bazar…</text:p>
      <text:p text:style-name="P1"/>
      <text:p text:style-name="P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p>
      <text:p text:style-name="P3"><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pour être sûr de trouver la bonne carte ! C’est une technique très utilisée en informatique. </text:span></text:p>
      <text:p text:style-name="P2"/>
      <text:p text:style-name="P5">C’est le bazar…</text:p>
      <text:p text:style-name="P1"/>
      <text:p text:style-name="P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p>
      <text:p text:style-name="P3"><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pour être sûr de trouver la bonne carte ! C’est une technique très utilisée en informatiqu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1.956cm" fo:margin-left="2.54cm" fo:margin-right="2.54cm" style:writing-mode="lr-tb" style:layout-grid-color="#c0c0c0" style:layout-grid-lines="267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6-19T23:09:46.442751367</dc:date>
    <meta:editing-duration>PT30S</meta:editing-duration>
    <meta:editing-cycles>1</meta:editing-cycles>
    <meta:document-statistic meta:table-count="0" meta:image-count="0" meta:object-count="0" meta:page-count="1" meta:paragraph-count="12" meta:word-count="628" meta:character-count="3405" meta:non-whitespace-character-count="2784"/>
  </office:meta>
</office:document-meta>
</file>